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00ff66"/>
      <style:text-properties style:text-position=""/>
    </style:style>
    <style:style style:name="ce3" style:family="table-cell" style:parent-style-name="Default">
      <style:table-cell-properties fo:background-color="#ffff66"/>
      <style:text-properties style:text-position=""/>
    </style:style>
    <style:style style:name="ce4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ff66"/>
    </style:style>
    <style:style style:name="ce6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YPESCRIPT</text:p>
          </table:table-cell>
          <table:table-cell/>
        </table:table-row>
        <table:table-row table:style-name="ro2">
          <table:table-cell table:style-name="ce2" office:value-type="string" calcext:value-type="string">
            <text:p>GETTING STARTED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course 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at is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y typescript and how to use i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stalling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ing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tting up the course workspac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king question e course materials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USING TYPES FOR A BETTER CODE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ype basic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umbers &amp; boolea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signing types explicit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ays and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upl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num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“any” typ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ing types in functions (arguments &amp; return values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nctions as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oject and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xample putting it all togheter in a complex objec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reating custom types with type alias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llowing multiple types with union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hecking for types during runtim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never type (added with typescript 2.0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ullable types (added with typescript 2.0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 c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solu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UNDERSTANDING THE TYPESCRIPT COMPILER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ow code gets compiled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hanging the compiler behavior on erro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bugging your typescript code using source map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voiding implicit an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re compiler op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mpiler improvements with typescript 2.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source: compiler documenta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TYPESCRIPT AND ES6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s6 and typescript compatibilit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et and cons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lock scop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ow func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ow functions – varia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nctions and default paramete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spread operato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rest operato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structuring array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structuring object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mplate literal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other es6 featur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</text:p>
          </table:table-cell>
          <table:table-cell/>
        </table:table-row>
        <table:table-row table:style-name="ro2">
          <table:table-cell office:value-type="string" calcext:value-type="string">
            <text:p>module exercise: solution</text:p>
          </table:table-cell>
          <table:table-cell/>
        </table:table-row>
        <table:table-row table:style-name="ro2">
          <table:table-cell office:value-type="string" calcext:value-type="string">
            <text:p>module summa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9:47:16.2663897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9:46:04.648793217</meta:creation-date>
    <dc:date>2018-01-23T17:44:26.561831799</dc:date>
    <meta:editing-duration>PT7H57M8S</meta:editing-duration>
    <meta:editing-cycles>24</meta:editing-cycles>
    <meta:generator>LibreOffice/5.1.6.2$Linux_X86_64 LibreOffice_project/10m0$Build-2</meta:generator>
    <meta:document-statistic meta:table-count="1" meta:cell-count="109" meta:object-count="0"/>
  </office:meta>
</office:document-meta>
</file>